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Testing log</text:p>
      <text:h text:style-name="Heading1" text:outline-level="1">GUI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h Parsons</meta:initial-creator>
    <dc:creator>Joseph Parsons</dc:creator>
    <meta:creation-date>2022-01-12T09:17:00Z</meta:creation-date>
    <dc:date>2022-01-12T10:55:00Z</dc:date>
    <meta:template xlink:href="Normal" xlink:type="simple"/>
    <meta:editing-cycles>3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